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000000001C0000000D610AA638122F39CD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2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a5" style:family="table">
      <style:table-properties style:width="17.198cm" table:align="margins" style:writing-mode="lr-tb"/>
    </style:style>
    <style:style style:name="Tabla5.A" style:family="table-column">
      <style:table-column-properties style:column-width="4.299cm" style:rel-column-width="16383*"/>
    </style:style>
    <style:style style:name="Tabla5.D" style:family="table-column">
      <style:table-column-properties style:column-width="4.3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1pt" fo:language="es" fo:country="ES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1pt" fo:language="es" fo:country="ES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1pt" fo:language="es" fo:country="ES" fo:font-style="normal" style:text-underline-style="none" fo:font-weight="normal" fo:background-color="#ffff00" style:font-size-asian="11pt" style:font-style-asian="normal" style:font-weight-asian="normal" style:font-name-complex="Arial1" style:font-size-complex="11pt" style:font-style-complex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1pt" fo:language="es" fo:country="ES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1pt" fo:language="es" fo:country="ES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name-complex="Arial1" style:font-size-complex="11pt" style:font-style-complex="normal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0pt" fo:language="es" fo:country="ES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0pt" fo:language="es" fo:country="ES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 fo:hyphenate="false" fo:hyphenation-remain-char-count="2" fo:hyphenation-push-char-count="2"/>
    </style:style>
    <style:style style:name="P11" style:family="paragraph" style:parent-style-name="Normal_20__28_Web_29_">
      <style:paragraph-properties fo:margin-left="0cm" fo:margin-right="0cm" fo:margin-top="0.199cm" fo:margin-bottom="0.199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Arial1" fo:font-size="11pt" fo:language="es" fo:country="ES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Normal_20__28_Web_29_">
      <style:paragraph-properties fo:margin-left="0cm" fo:margin-right="0cm" fo:margin-top="0.199cm" fo:margin-bottom="0.199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Arial1" fo:font-size="11pt" fo:language="es" fo:country="ES" fo:font-style="normal" style:text-underline-style="none" fo:font-weight="normal" officeooo:rsid="005256c5" fo:background-color="transparen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Normal_20__28_Web_29_"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Arial1" fo:font-size="10pt" fo:language="es" fo:country="ES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P14" style:family="paragraph" style:parent-style-name="Normal_20__28_Web_29_"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font-name="Arial1" fo:font-size="11pt" fo:language="es" fo:country="ES" fo:font-style="normal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P15" style:family="paragraph" style:parent-style-name="Normal_20__28_Web_29_">
      <style:paragraph-properties fo:margin-left="0cm" fo:margin-right="0cm" fo:margin-top="0.101cm" fo:margin-bottom="0.101cm" loext:contextual-spacing="false" fo:line-height="100%" fo:text-align="center" style:justify-single-word="false" fo:orphans="2" fo:widows="2" fo:hyphenation-ladder-count="no-limit" fo:text-indent="0cm" style:auto-text-indent="false" style:text-autospace="none" style:writing-mode="lr-tb"/>
      <style:text-properties fo:color="#000000" style:font-name="Arial1" fo:font-size="11pt" fo:language="es" fo:country="ES" fo:font-style="normal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fo:hyphenate="false" fo:hyphenation-remain-char-count="2" fo:hyphenation-push-char-count="2"/>
    </style:style>
    <style:style style:name="P16" style:family="paragraph" style:parent-style-name="Normal_20__28_Web_29_"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reak-before="page" style:writing-mode="lr-tb"/>
      <style:text-properties fo:color="#000000" style:font-name="Arial1" fo:font-size="11pt" fo:language="es" fo:country="ES" fo:font-style="normal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P17" style:family="paragraph" style:parent-style-name="Normal_20__28_Web_29_">
      <style:paragraph-properties fo:margin-left="0cm" fo:margin-right="0cm" fo:margin-top="0.199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Arial1" fo:font-size="11pt" fo:language="es" fo:country="ES" fo:font-style="normal" style:text-underline-style="none" fo:font-weight="normal" officeooo:rsid="003d3335" officeooo:paragraph-rsid="003d3335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8" style:family="paragraph" style:parent-style-name="Normal_20__28_Web_29_">
      <style:paragraph-properties fo:margin-left="0cm" fo:margin-right="0cm" fo:margin-top="0.199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Arial1" fo:font-size="11pt" fo:language="es" fo:country="ES" fo:font-style="normal" style:text-underline-style="none" fo:font-weight="normal" fo:background-color="transparent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style:paragraph-properties fo:margin-top="0.199cm" fo:margin-bottom="0.199cm" loext:contextual-spacing="false" fo:line-height="100%" fo:text-align="start" style:justify-single-word="false" fo:orphans="2" fo:widows="2" fo:hyphenation-ladder-count="no-limit" style:text-autospace="none" style:writing-mode="lr-tb"/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top="0.106cm" fo:margin-bottom="0cm" loext:contextual-spacing="false" fo:text-align="center" style:justify-single-word="false" fo:hyphenation-ladder-count="no-limit" fo:break-before="page" style:text-autospace="none"/>
      <style:text-properties fo:color="#000000" style:font-name="Arial1" fo:font-size="11pt" fo:language="es" fo:country="ES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 fo:hyphenate="false" fo:hyphenation-remain-char-count="2" fo:hyphenation-push-char-count="2"/>
    </style:style>
    <style:style style:name="P21" style:family="paragraph" style:parent-style-name="Normal_20__28_Web_29_" style:master-page-name="">
      <style:paragraph-properties fo:margin-left="0.7cm" fo:margin-right="0cm" fo:margin-top="0.199cm" fo:margin-bottom="0cm" loext:contextual-spacing="false" fo:line-height="100%" fo:text-align="justify" style:justify-single-word="false" fo:orphans="2" fo:widows="2" fo:text-indent="0cm" style:auto-text-indent="false" style:page-number="auto" style:writing-mode="lr-tb"/>
      <style:text-properties style:font-name="Arial1"/>
    </style:style>
    <style:style style:name="P22" style:family="paragraph" style:parent-style-name="Normal_20__28_Web_29_">
      <style:paragraph-properties fo:margin-left="0.7cm" fo:margin-right="0cm" fo:margin-top="0.199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Arial1" fo:font-size="11pt" fo:language="es" fo:country="ES" fo:font-style="normal" style:text-underline-style="none" fo:font-weight="normal" officeooo:rsid="003d3335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Normal_20__28_Web_29_">
      <style:paragraph-properties fo:margin-left="0.7cm" fo:margin-right="0cm" fo:margin-top="0.199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color="#000000" style:font-name="Arial1" fo:font-size="11pt" fo:language="es" fo:country="ES" fo:font-style="normal" style:text-underline-style="none" fo:font-weight="normal" officeooo:rsid="0073a1b0" officeooo:paragraph-rsid="0073a1b0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1" officeooo:rsid="003d3335" officeooo:paragraph-rsid="003d3335"/>
    </style:style>
    <style:style style:name="P25" style:family="paragraph" style:parent-style-name="Table_20_Contents">
      <style:paragraph-properties fo:text-align="justify" style:justify-single-word="false"/>
      <style:text-properties style:font-name="Arial1" officeooo:rsid="00421765" officeooo:paragraph-rsid="00421765"/>
    </style:style>
    <style:style style:name="P26" style:family="paragraph" style:parent-style-name="Table_20_Contents">
      <style:paragraph-properties fo:text-align="justify" style:justify-single-word="false"/>
      <style:text-properties style:font-name="Arial1" officeooo:rsid="00434ef9" officeooo:paragraph-rsid="00434ef9"/>
    </style:style>
    <style:style style:name="P27" style:family="paragraph" style:parent-style-name="Table_20_Contents">
      <style:paragraph-properties fo:text-align="justify" style:justify-single-word="false"/>
      <style:text-properties style:font-name="Arial1" officeooo:rsid="0045432b" officeooo:paragraph-rsid="0045432b"/>
    </style:style>
    <style:style style:name="P28" style:family="paragraph" style:parent-style-name="Table_20_Contents">
      <style:paragraph-properties fo:text-align="justify" style:justify-single-word="false"/>
      <style:text-properties style:font-name="Arial1" officeooo:rsid="0045ac51" officeooo:paragraph-rsid="0045ac51"/>
    </style:style>
    <style:style style:name="P29" style:family="paragraph" style:parent-style-name="Table_20_Contents">
      <style:paragraph-properties fo:text-align="justify" style:justify-single-word="false"/>
      <style:text-properties style:font-name="Arial1" officeooo:rsid="005f0e43" officeooo:paragraph-rsid="005f0e43"/>
    </style:style>
    <style:style style:name="P30" style:family="paragraph" style:parent-style-name="Table_20_Contents">
      <style:paragraph-properties fo:text-align="justify" style:justify-single-word="false"/>
      <style:text-properties style:font-name="Arial1" officeooo:rsid="0060826a" officeooo:paragraph-rsid="0060826a"/>
    </style:style>
    <style:style style:name="P31" style:family="paragraph" style:parent-style-name="Table_20_Contents">
      <style:paragraph-properties fo:text-align="justify" style:justify-single-word="false"/>
      <style:text-properties style:font-name="Arial1" officeooo:rsid="0061feb8" officeooo:paragraph-rsid="0061feb8"/>
    </style:style>
    <style:style style:name="P32" style:family="paragraph" style:parent-style-name="Table_20_Contents">
      <style:paragraph-properties fo:text-align="justify" style:justify-single-word="false"/>
      <style:text-properties style:font-name="Arial1" officeooo:rsid="006fb34b" officeooo:paragraph-rsid="006fb34b"/>
    </style:style>
    <style:style style:name="P33" style:family="paragraph" style:parent-style-name="Standard" style:list-style-name="L3">
      <style:paragraph-properties fo:margin-top="0.199cm" fo:margin-bottom="0.199cm" loext:contextual-spacing="false" fo:line-height="100%" fo:text-align="start" style:justify-single-word="false" fo:orphans="2" fo:widows="2" fo:hyphenation-ladder-count="no-limit" style:text-autospace="none" style:writing-mode="lr-tb"/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 fo:hyphenation-remain-char-count="2" fo:hyphenation-push-char-count="2"/>
    </style:style>
    <style:style style:name="P34" style:family="paragraph" style:parent-style-name="Standard" style:list-style-name="L5">
      <style:paragraph-properties fo:margin-top="0.199cm" fo:margin-bottom="0.199cm" loext:contextual-spacing="false" fo:line-height="100%" fo:text-align="start" style:justify-single-word="false" fo:orphans="2" fo:widows="2" fo:hyphenation-ladder-count="no-limit" style:text-autospace="none" style:writing-mode="lr-tb"/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 style:list-style-name="L7">
      <style:paragraph-properties fo:margin-top="0.199cm" fo:margin-bottom="0.199cm" loext:contextual-spacing="false" fo:line-height="100%" fo:text-align="start" style:justify-single-word="false" fo:orphans="2" fo:widows="2" fo:hyphenation-ladder-count="no-limit" style:text-autospace="none" style:writing-mode="lr-tb"/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 fo:hyphenation-remain-char-count="2" fo:hyphenation-push-char-count="2"/>
    </style:style>
    <style:style style:name="P36" style:family="paragraph" style:parent-style-name="Standard" style:list-style-name="L9">
      <style:paragraph-properties fo:margin-top="0.199cm" fo:margin-bottom="0.199cm" loext:contextual-spacing="false" fo:line-height="100%" fo:text-align="start" style:justify-single-word="false" fo:orphans="2" fo:widows="2" fo:hyphenation-ladder-count="no-limit" style:text-autospace="none" style:writing-mode="lr-tb"/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 fo:hyphenation-remain-char-count="2" fo:hyphenation-push-char-count="2"/>
    </style:style>
    <style:style style:name="P37" style:family="paragraph" style:parent-style-name="Normal_20__28_Web_29_" style:list-style-name="L1" style:master-page-name="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Arial1" fo:font-size="11pt" fo:language="es" fo:country="ES" fo:font-style="normal" style:text-underline-style="none" fo:font-weight="normal" officeooo:rsid="001284d8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Normal_20__28_Web_29_" style:list-style-name="L1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style:font-name="Arial1" fo:font-size="11pt" fo:language="es" fo:country="ES" fo:font-style="normal" style:text-underline-style="none" fo:font-weight="normal" officeooo:rsid="0012a9f8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Normal_20__28_Web_29_" style:list-style-name="L1">
      <loext:graphic-properties draw:fill="none"/>
      <style:paragraph-properties fo:margin-left="1.3cm" fo:margin-right="0cm" fo:margin-top="0.199cm" fo:margin-bottom="0.199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style:font-name="Arial1" fo:font-size="11pt" fo:language="es" fo:country="ES" fo:font-style="normal" style:text-underline-style="none" fo:font-weight="normal" officeooo:rsid="0012a9f8" officeooo:paragraph-rsid="0012a9f8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Normal_20__28_Web_29_" style:list-style-name="L2" style:master-page-name="">
      <style:paragraph-properties fo:margin-top="0.199cm" fo:margin-bottom="0.199cm" loext:contextual-spacing="false" fo:line-height="100%" fo:text-align="justify" style:justify-single-word="false" fo:orphans="2" fo:widows="2" style:page-number="auto" style:writing-mode="lr-tb">
        <style:tab-stops>
          <style:tab-stop style:position="1.304cm"/>
        </style:tab-stops>
      </style:paragraph-properties>
      <style:text-properties fo:color="#000000" style:font-name="Arial1" fo:font-size="10pt" fo:language="es" fo:country="ES" fo:font-style="normal" style:text-underline-style="none" fo:font-weight="normal" officeooo:paragraph-rsid="0032c36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1" style:family="paragraph" style:parent-style-name="Normal_20__28_Web_29_" style:list-style-name="L4" style:master-page-name="">
      <style:paragraph-properties fo:margin-top="0.199cm" fo:margin-bottom="0.199cm" loext:contextual-spacing="false" fo:line-height="100%" fo:text-align="justify" style:justify-single-word="false" fo:orphans="2" fo:widows="2" style:page-number="auto" style:writing-mode="lr-tb">
        <style:tab-stops>
          <style:tab-stop style:position="1.304cm"/>
        </style:tab-stops>
      </style:paragraph-properties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2" style:family="paragraph" style:parent-style-name="Normal_20__28_Web_29_" style:list-style-name="L6" style:master-page-name="">
      <style:paragraph-properties fo:margin-top="0.199cm" fo:margin-bottom="0.199cm" loext:contextual-spacing="false" fo:line-height="100%" fo:text-align="justify" style:justify-single-word="false" fo:orphans="2" fo:widows="2" style:page-number="auto" style:writing-mode="lr-tb">
        <style:tab-stops>
          <style:tab-stop style:position="1.304cm"/>
        </style:tab-stops>
      </style:paragraph-properties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3" style:family="paragraph" style:parent-style-name="Normal_20__28_Web_29_" style:list-style-name="L8" style:master-page-name="">
      <style:paragraph-properties fo:margin-top="0.199cm" fo:margin-bottom="0.199cm" loext:contextual-spacing="false" fo:line-height="100%" fo:text-align="justify" style:justify-single-word="false" fo:orphans="2" fo:widows="2" style:page-number="auto" style:writing-mode="lr-tb">
        <style:tab-stops>
          <style:tab-stop style:position="1.304cm"/>
        </style:tab-stops>
      </style:paragraph-properties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4" style:family="paragraph" style:parent-style-name="Normal_20__28_Web_29_" style:list-style-name="L2">
      <style:paragraph-properties fo:margin-top="0.199cm" fo:margin-bottom="0.199cm" loext:contextual-spacing="false" fo:line-height="100%" fo:text-align="justify" style:justify-single-word="false" fo:orphans="2" fo:widows="2" style:writing-mode="lr-tb">
        <style:tab-stops>
          <style:tab-stop style:position="1.304cm"/>
        </style:tab-stops>
      </style:paragraph-properties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5" style:family="paragraph" style:parent-style-name="Normal_20__28_Web_29_" style:list-style-name="L2">
      <style:paragraph-properties fo:margin-top="0.199cm" fo:margin-bottom="0.199cm" loext:contextual-spacing="false" fo:line-height="100%" fo:text-align="justify" style:justify-single-word="false" fo:orphans="2" fo:widows="2" fo:hyphenation-ladder-count="no-limit" style:text-autospace="none" style:writing-mode="lr-tb">
        <style:tab-stops>
          <style:tab-stop style:position="1.304cm"/>
        </style:tab-stops>
      </style:paragraph-properties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 fo:hyphenation-remain-char-count="2" fo:hyphenation-push-char-count="2"/>
    </style:style>
    <style:style style:name="P46" style:family="paragraph" style:parent-style-name="Normal_20__28_Web_29_" style:list-style-name="L4">
      <style:paragraph-properties fo:margin-top="0.199cm" fo:margin-bottom="0.199cm" loext:contextual-spacing="false" fo:line-height="100%" fo:text-align="justify" style:justify-single-word="false" fo:orphans="2" fo:widows="2" style:writing-mode="lr-tb">
        <style:tab-stops>
          <style:tab-stop style:position="1.304cm"/>
        </style:tab-stops>
      </style:paragraph-properties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7" style:family="paragraph" style:parent-style-name="Normal_20__28_Web_29_" style:list-style-name="L6">
      <style:paragraph-properties fo:margin-top="0.199cm" fo:margin-bottom="0.199cm" loext:contextual-spacing="false" fo:line-height="100%" fo:text-align="justify" style:justify-single-word="false" fo:orphans="2" fo:widows="2" style:writing-mode="lr-tb">
        <style:tab-stops>
          <style:tab-stop style:position="1.304cm"/>
        </style:tab-stops>
      </style:paragraph-properties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8" style:family="paragraph" style:parent-style-name="Normal_20__28_Web_29_" style:list-style-name="L8">
      <style:paragraph-properties fo:margin-top="0.199cm" fo:margin-bottom="0.199cm" loext:contextual-spacing="false" fo:line-height="100%" fo:text-align="justify" style:justify-single-word="false" fo:orphans="2" fo:widows="2" style:writing-mode="lr-tb">
        <style:tab-stops>
          <style:tab-stop style:position="1.304cm"/>
        </style:tab-stops>
      </style:paragraph-properties>
      <style:text-properties fo:color="#000000" style:font-name="Arial1" fo:font-size="10pt" fo:language="es" fo:country="ES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size="9pt" fo:background-color="transparent" loext:char-shading-value="0" style:font-size-asian="9pt" style:font-size-complex="9pt"/>
    </style:style>
    <style:style style:name="T2" style:family="text">
      <style:text-properties fo:color="#000000" fo:font-size="11pt" fo:language="es" fo:country="ES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fo:font-size="11pt" fo:language="es" fo:country="ES" fo:font-style="normal" style:text-underline-style="none" fo:font-weight="normal" fo:background-color="transparent" loext:char-shading-value="0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c36a" style:font-weight-asian="bold" style:font-weight-complex="bold"/>
    </style:style>
    <style:style style:name="T7" style:family="text">
      <style:text-properties officeooo:rsid="001284d8"/>
    </style:style>
    <style:style style:name="T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" style:family="text">
      <style:text-properties officeooo:rsid="001ffe81"/>
    </style:style>
    <style:style style:name="T10" style:family="text">
      <style:text-properties officeooo:rsid="00259534"/>
    </style:style>
    <style:style style:name="T11" style:family="text">
      <style:text-properties officeooo:rsid="0032c36a"/>
    </style:style>
    <style:style style:name="T12" style:family="text">
      <style:text-properties fo:font-size="11pt" fo:font-weight="bold" officeooo:rsid="000f69b9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0764f2" style:font-size-asian="11pt" style:font-weight-asian="bold" style:font-size-complex="11pt" style:font-weight-complex="bold"/>
    </style:style>
    <style:style style:name="T14" style:family="text">
      <style:text-properties officeooo:rsid="005cb9bc"/>
    </style:style>
    <style:style style:name="T15" style:family="text">
      <style:text-properties officeooo:rsid="00606352"/>
    </style:style>
    <style:style style:name="T16" style:family="text">
      <style:text-properties officeooo:rsid="0060826a"/>
    </style:style>
    <style:style style:name="T17" style:family="text">
      <style:text-properties officeooo:rsid="0061feb8"/>
    </style:style>
    <style:style style:name="T18" style:family="text">
      <style:text-properties officeooo:rsid="0073f9f8"/>
    </style:style>
    <style:style style:name="T19" style:family="text">
      <style:text-properties officeooo:rsid="0074d618"/>
    </style:style>
    <style:style style:name="T20" style:family="text">
      <style:text-properties officeooo:rsid="00763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1">3. Descripción del proyecto.</text:p>
      <text:p text:style-name="P11"><text:tab/><text:span text:style-name="T7">El proyecto pretende disminuir la brecha digital que origina el avance imparable de las tecnologías de la información, dotando de material e infraestructuras a los centros de la familia profesional de informática y comunicaciones en cuanto a fibra óptica se refiere.</text:span></text:p>
      <text:p text:style-name="P11"><text:tab/><text:span text:style-name="T7">El proyecto se divide en varias fases:</text:span></text:p>
      <text:list xml:id="list7739805928376386989" text:style-name="L1">
        <text:list-item>
          <text:p text:style-name="P37">Fase 1: Adquisición del material necesario para llevar a cabo la formación en base <text:s/>a talleres prácticos en lo que a fibra óptica se refiere <text:span text:style-name="T10">(fusionadora, soportes de empalme mecánico, switches, comprobadores de fibra óptica, cableado, conectores LC, herramientas para pelado y corte del cable, material de protección (gafas, guantes), alcohol isopropílico, switches, paneles de parcheo, etc.)</text:span></text:p>
        </text:list-item>
        <text:list-item>
          <text:p text:style-name="P38">Fase 2: Formación del profesorado sobre el manejo y utilización de dicho material.</text:p>
        </text:list-item>
        <text:list-item>
          <text:p text:style-name="P39">Fase 3: Formación del alumnado sobre el manejo y utilización de dicho material.</text:p>
        </text:list-item>
        <text:list-item>
          <text:p text:style-name="P39">Fase 4: Realizar el cableado estructurado <text:span text:style-name="T9">desde el Rack\Switch\Router principal a los <text:tab/>Racks\Switches\Routers secundarios </text:span>d<text:span text:style-name="T9">istribuidos por el centro</text:span> con fibra óptica por parte del <text:tab/>alumnado y bajo la supervisión del profesorado, <text:span text:style-name="T10">o bien, realizar un armario móvil de fibra óptica</text:span>.</text:p>
        </text:list-item>
      </text:list>
      <text:p text:style-name="P12"/>
      <text:p text:style-name="P18">14.- Presupuesto (solo para Talleres de Innovación)</text:p>
      <text:p text:style-name="P21"><text:span text:style-name="T3">14.1 <text:s/>Presupuesto detallado para su </text:span><text:span text:style-name="T2">ejecución.</text:span></text:p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24">Concepto</text:p>
          </table:table-cell>
          <table:table-cell table:style-name="Tabla5.A1" office:value-type="string">
            <text:p text:style-name="P24">Precio</text:p>
          </table:table-cell>
          <table:table-cell table:style-name="Tabla5.A1" office:value-type="string">
            <text:p text:style-name="P24">Cantidad</text:p>
          </table:table-cell>
          <table:table-cell table:style-name="Tabla5.D1" office:value-type="string">
            <text:p text:style-name="P24">Total</text:p>
          </table:table-cell>
        </table:table-row>
        <table:table-row>
          <table:table-cell table:style-name="Tabla5.A2" office:value-type="string">
            <text:p text:style-name="P17">Kit profesional de herramientas de empalme por fusión: </text:p>
          </table:table-cell>
          <table:table-cell table:style-name="Tabla5.A2" office:value-type="string">
            <text:p text:style-name="P24">610€</text:p>
          </table:table-cell>
          <table:table-cell table:style-name="Tabla5.A2" office:value-type="string">
            <text:p text:style-name="P29">14</text:p>
          </table:table-cell>
          <table:table-cell table:style-name="Tabla5.D2" office:value-type="string">
            <text:p text:style-name="P24"><text:span text:style-name="T16">8.54</text:span>0€</text:p>
          </table:table-cell>
        </table:table-row>
        <table:table-row>
          <table:table-cell table:style-name="Tabla5.A2" office:value-type="string">
            <text:p text:style-name="P25">Cable monotubo armado int/ext lszh 9/125 2 fibras</text:p>
          </table:table-cell>
          <table:table-cell table:style-name="Tabla5.A2" office:value-type="string">
            <text:p text:style-name="P25">0,62€/metro</text:p>
          </table:table-cell>
          <table:table-cell table:style-name="Tabla5.A2" office:value-type="string">
            <text:p text:style-name="P25"><text:span text:style-name="T16">35</text:span>00 (metros)</text:p>
          </table:table-cell>
          <table:table-cell table:style-name="Tabla5.D2" office:value-type="string">
            <text:p text:style-name="P25"><text:span text:style-name="T16">2.170</text:span>€</text:p>
          </table:table-cell>
        </table:table-row>
        <table:table-row>
          <table:table-cell table:style-name="Tabla5.A2" office:value-type="string">
            <text:p text:style-name="P25">Rabillos LC</text:p>
          </table:table-cell>
          <table:table-cell table:style-name="Tabla5.A2" office:value-type="string">
            <text:p text:style-name="P25">2,10€</text:p>
          </table:table-cell>
          <table:table-cell table:style-name="Tabla5.A2" office:value-type="string">
            <text:p text:style-name="P25"><text:span text:style-name="T16">14</text:span>00</text:p>
          </table:table-cell>
          <table:table-cell table:style-name="Tabla5.D2" office:value-type="string">
            <text:p text:style-name="P25"><text:span text:style-name="T16">2.94</text:span>0€</text:p>
          </table:table-cell>
        </table:table-row>
        <table:table-row>
          <table:table-cell table:style-name="Tabla5.A2" office:value-type="string">
            <text:p text:style-name="P25">Empalmadora <text:span text:style-name="T15">Equipo </text:span>de fusión LM<text:span text:style-name="T15">-</text:span>500E</text:p>
          </table:table-cell>
          <table:table-cell table:style-name="Tabla5.A2" office:value-type="string">
            <text:p text:style-name="P25">4700€</text:p>
          </table:table-cell>
          <table:table-cell table:style-name="Tabla5.A2" office:value-type="string">
            <text:p text:style-name="P25">1</text:p>
          </table:table-cell>
          <table:table-cell table:style-name="Tabla5.D2" office:value-type="string">
            <text:p text:style-name="P25">4.700€</text:p>
          </table:table-cell>
        </table:table-row>
        <table:table-row>
          <table:table-cell table:style-name="Tabla5.A2" office:value-type="string">
            <text:p text:style-name="P25"><text:span text:style-name="Strong_20_Emphasis"><text:span text:style-name="T8">CONECTOR LC SIMPLEX MM</text:span></text:span><text:span text:style-name="T4"> </text:span></text:p>
          </table:table-cell>
          <table:table-cell table:style-name="Tabla5.A2" office:value-type="string">
            <text:p text:style-name="P26">1,<text:span text:style-name="T15">1</text:span>0€</text:p>
          </table:table-cell>
          <table:table-cell table:style-name="Tabla5.A2" office:value-type="string">
            <text:p text:style-name="P26"><text:span text:style-name="T15">14</text:span>00</text:p>
          </table:table-cell>
          <table:table-cell table:style-name="Tabla5.D2" office:value-type="string">
            <text:p text:style-name="P26"><text:span text:style-name="T15">1.5</text:span>40€</text:p>
          </table:table-cell>
        </table:table-row>
        <table:table-row>
          <table:table-cell table:style-name="Tabla5.A2" office:value-type="string">
            <text:p text:style-name="P30">Cortadora de precisión</text:p>
          </table:table-cell>
          <table:table-cell table:style-name="Tabla5.A2" office:value-type="string">
            <text:p text:style-name="P30">813€</text:p>
          </table:table-cell>
          <table:table-cell table:style-name="Tabla5.A2" office:value-type="string">
            <text:p text:style-name="P30">1</text:p>
          </table:table-cell>
          <table:table-cell table:style-name="Tabla5.D2" office:value-type="string">
            <text:p text:style-name="P30">813€</text:p>
          </table:table-cell>
        </table:table-row>
        <table:table-row>
          <table:table-cell table:style-name="Tabla5.A2" office:value-type="string">
            <text:p text:style-name="P31">Bobina de lanzamiento 2000mm SM OS2</text:p>
          </table:table-cell>
          <table:table-cell table:style-name="Tabla5.A2" office:value-type="string">
            <text:p text:style-name="P31">400€</text:p>
          </table:table-cell>
          <table:table-cell table:style-name="Tabla5.A2" office:value-type="string">
            <text:p text:style-name="P31">7</text:p>
          </table:table-cell>
          <table:table-cell table:style-name="Tabla5.D2" office:value-type="string">
            <text:p text:style-name="P31">2.800€</text:p>
          </table:table-cell>
        </table:table-row>
        <table:table-row>
          <table:table-cell table:style-name="Tabla5.A2" office:value-type="string">
            <text:p text:style-name="P28">Actividad de Formación</text:p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P26"/>
          </table:table-cell>
          <table:table-cell table:style-name="Tabla5.D2" office:value-type="string">
            <text:p text:style-name="P28">1.840€</text:p>
          </table:table-cell>
        </table:table-row>
        <table:table-row>
          <table:table-cell table:style-name="Tabla5.A2" office:value-type="string">
            <text:p text:style-name="P32">Switchs de Fibra óptica</text:p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P32">7</text:p>
          </table:table-cell>
          <table:table-cell table:style-name="Tabla5.D2" office:value-type="string">
            <text:p text:style-name="P28"/>
          </table:table-cell>
        </table:table-row>
        <text:soft-page-break/>
        <table:table-row>
          <table:table-cell table:style-name="Tabla5.A2" office:value-type="string">
            <text:p text:style-name="P32">Paneles de parcheo para fibra óptica</text:p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P32">7</text:p>
          </table:table-cell>
          <table:table-cell table:style-name="Tabla5.D2" office:value-type="string">
            <text:p text:style-name="P28"/>
          </table:table-cell>
        </table:table-row>
        <table:table-row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6">TOTAL</text:p>
          </table:table-cell>
          <table:table-cell table:style-name="Tabla5.A2" office:value-type="string">
            <text:p text:style-name="P26"/>
          </table:table-cell>
          <table:table-cell table:style-name="Tabla5.D2" office:value-type="string">
            <text:p text:style-name="P27"><text:span text:style-name="T17">25.343</text:span>€</text:p>
          </table:table-cell>
        </table:table-row>
      </table:table>
      <text:p text:style-name="P22"/>
      <text:p text:style-name="P23">Nota: si se les ocurre algo que añadir o ven algo que no sea correcto en el presupuesto diganmelo.</text:p>
      <text:p text:style-name="P23"/>
      <text:p text:style-name="P23">Falta por añadir una partida para el traslado del profesorado de las islas menores a la formación y para el traslado del material a las islas menores (Fuerteventura y Lanzarote)</text:p>
      <text:p text:style-name="P23"/>
      <text:p text:style-name="P16">ANEXO III</text:p>
      <text:p text:style-name="P14">CONVOCATORIA PARA EL DESARROLLO DE PROYECTOS/TALLERES DE INNOVACIÓN </text:p>
      <text:p text:style-name="P15">EN FORMACIÓN PROFESIONAL DENTRO DEL PROYECTO ENLAZA</text:p>
      <text:p text:style-name="P2"/>
      <text:p text:style-name="P6">VALORACIÓN DEL PROYECTO POR LOS DEPARTAMENTOS DE LA FAMILIA PROFESIONAL</text:p>
      <text:p text:style-name="P4"/>
      <text:p text:style-name="P13"><text:s/>IDENTIFICACIÓN DEL PROYECTO</text:p>
      <text:list xml:id="list3475285637870110582" text:style-name="L2">
        <text:list-item>
          <text:p text:style-name="P40">Denominación del proyecto: <text:span text:style-name="T12">Enlaza-</text:span><text:span text:style-name="T13">Reconecta</text:span></text:p>
        </text:list-item>
        <text:list-item>
          <text:p text:style-name="P44">Centro:<text:tab/><text:span text:style-name="T6">IES Siete Palmas</text:span><text:span text:style-name="T5"><text:tab/></text:span><text:tab/><text:tab/><text:tab/></text:p>
        </text:list-item>
        <text:list-item>
          <text:p text:style-name="P44">Familia profesional: <text:span text:style-name="T6">Informática y Comunicaciones</text:span></text:p>
        </text:list-item>
        <text:list-item>
          <text:p text:style-name="P45">Profesor/a responsable: <text:span text:style-name="T6">Daniel Peña Hernández</text:span></text:p>
        </text:list-item>
      </text:list>
      <text:p text:style-name="P7"/>
      <text:p text:style-name="P7">VALORACIÓN DEL PROYECTO DE INNOVACIÓN POR EL DEPARTAMENTO</text:p>
      <text:p text:style-name="P8">Datos de la persona y entidad que valora este proyecto:</text:p>
      <text:list xml:id="list6284965567953305655" text:style-name="L3">
        <text:list-item>
          <text:p text:style-name="P33">Nombre del jefe de dpto: <text:span text:style-name="T19">Iván Chillón García</text:span><text:tab/><text:tab/><text:tab/>NIF: <text:span text:style-name="T19">43799638w</text:span></text:p>
        </text:list-item>
        <text:list-item>
          <text:p text:style-name="P33">Departamento: <text:span text:style-name="T19">Informática</text:span></text:p>
        </text:list-item>
        <text:list-item>
          <text:p text:style-name="P33">Centro: <text:span text:style-name="T19">IES Haría</text:span><text:tab/><text:tab/><text:tab/><text:tab/><text:tab/></text:p>
        </text:list-item>
      </text:list>
      <text:p text:style-name="P8">El proyecto presentado se valora con la siguiente puntuación (cumplimentar la celda Puntuación de 0 a 100). <text:s/></text:p>
      <text:p text:style-name="P10"/>
      <text:p text:style-name="P10"><draw:frame draw:style-name="fr2" draw:name="Objeto1" text:anchor-type="paragraph" svg:width="16.529cm" svg:height="8.465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9">En <text:span text:style-name="T19">Haría</text:span>, a <text:span text:style-name="T19">7 </text:span>de <text:span text:style-name="T19">junio </text:span><text:s/>de 201<text:span text:style-name="T14">7</text:span></text:p>
      <text:p text:style-name="P8"/>
      <text:p text:style-name="P8">VºBº El Director del centro<text:tab/><text:tab/><text:tab/><text:tab/>Jefe de Departamento</text:p>
      <text:p text:style-name="P8"/>
      <text:p text:style-name="P8"/>
      <text:p text:style-name="P8"><text:tab/><text:tab/><text:tab/><text:tab/></text:p>
      <text:p text:style-name="P8"/>
      <text:p text:style-name="P8"/>
      <text:p text:style-name="P8">Fdo: </text:p>
      <text:p text:style-name="P8"/>
      <text:p text:style-name="P16">ANEXO IV</text:p>
      <text:p text:style-name="P14">CONVOCATORIA PARA EL DESARROLLO DE PROYECTOS/TALLERES DE INNOVACIÓN </text:p>
      <text:p text:style-name="P15">EN FORMACIÓN PROFESIONAL DENTRO DEL PROYECTO ENLAZA</text:p>
      <text:p text:style-name="P2"/>
      <text:p text:style-name="P5">VALORACIÓN DEL PROYECTO POR LAS EMPRESAS</text:p>
      <text:p text:style-name="P3"/>
      <text:p text:style-name="P13"><text:s/>IDENTIFICACIÓN DEL PROYECTO</text:p>
      <text:list xml:id="list5150993942333362841" text:style-name="L4">
        <text:list-item>
          <text:p text:style-name="P41">Denominación del proyecto:<text:span text:style-name="T11">Enlaza-Reconecta</text:span></text:p>
        </text:list-item>
        <text:list-item>
          <text:p text:style-name="P46">Centro:<text:tab/><text:span text:style-name="T11">IES Siete Palmas</text:span><text:tab/><text:tab/><text:tab/>Familia profesional:<text:span text:style-name="T11">Informática y Comunicaciones</text:span></text:p>
        </text:list-item>
        <text:list-item>
          <text:p text:style-name="P46">Profesor/a responsable: <text:span text:style-name="T11">Daniel Peña Hernández</text:span></text:p>
        </text:list-item>
      </text:list>
      <text:p text:style-name="P7"/>
      <text:p text:style-name="P7">VALORACIÓN DEL PROYECTO DE INNOVACIÓN</text:p>
      <text:p text:style-name="P8">Datos de la persona y entidad que valora este proyecto:</text:p>
      <text:list xml:id="list8470900639547609878" text:style-name="L5">
        <text:list-item>
          <text:p text:style-name="P34">Nombre:<text:tab/><text:tab/><text:tab/><text:tab/><text:tab/>NIF:</text:p>
        </text:list-item>
        <text:list-item>
          <text:p text:style-name="P34">Cargo en la empresa:</text:p>
        </text:list-item>
        <text:list-item>
          <text:p text:style-name="P34">Empresa:<text:tab/><text:tab/><text:tab/><text:tab/><text:tab/>CIF:</text:p>
        </text:list-item>
      </text:list>
      <text:p text:style-name="P8">El proyecto presentado se valora con la siguiente puntuación (cumplimentar la celda Puntuación de 0 a 100). </text:p>
      <text:p text:style-name="P8"/>
      <text:p text:style-name="P8"><draw:frame draw:style-name="fr2" draw:name="Objeto2" text:anchor-type="paragraph" svg:width="16.93cm" svg:height="8.119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9">En …………………………………..……….., a ……..... de …………………..………..…. de 2017</text:p>
      <text:p text:style-name="P8"/>
      <text:p text:style-name="P8"/>
      <text:p text:style-name="P8">(firma y sello del responsable de la entidad)</text:p>
      <text:p text:style-name="P8"/>
      <text:p text:style-name="P8"/>
      <text:p text:style-name="P8"/>
      <text:p text:style-name="P8"/>
      <text:p text:style-name="P8"/>
      <text:p text:style-name="P8">Fdo: </text:p>
      <text:p text:style-name="P14"/>
      <text:p text:style-name="P14"><text:soft-page-break/>ANEXO V</text:p>
      <text:p text:style-name="P14">CONVOCATORIA PARA EL DESARROLLO DE PROYECTOS/TALLERES DE INNOVACIÓN </text:p>
      <text:p text:style-name="P15">EN FORMACIÓN PROFESIONAL DENTRO DEL PROYECTO ENLAZA</text:p>
      <text:p text:style-name="P2"/>
      <text:p text:style-name="P5">PARTICIPACIÓN/COLABORACIÓN DE DEPARTAMENTOS EN EL PROYECTO</text:p>
      <text:p text:style-name="P3"/>
      <text:p text:style-name="P3"/>
      <text:p text:style-name="P13"><text:s/>IDENTIFICACIÓN DEL PROYECTO</text:p>
      <text:list xml:id="list3009948094025431327" text:style-name="L6">
        <text:list-item>
          <text:p text:style-name="P42">Denominación del proyecto: <text:span text:style-name="T6">Enlaza-Reconecta</text:span></text:p>
        </text:list-item>
        <text:list-item>
          <text:p text:style-name="P47">Centro:<text:tab/><text:span text:style-name="T6">IES Siete Palmas</text:span><text:span text:style-name="T5"><text:tab/></text:span><text:tab/><text:tab/><text:tab/></text:p>
        </text:list-item>
        <text:list-item>
          <text:p text:style-name="P47">Familia profesional: <text:span text:style-name="T6">Informática y Comunicaciones</text:span></text:p>
        </text:list-item>
        <text:list-item>
          <text:p text:style-name="P47">Profesor/a responsable: <text:span text:style-name="T6">Daniel Peña Hernández</text:span></text:p>
        </text:list-item>
      </text:list>
      <text:p text:style-name="P7"/>
      <text:p text:style-name="P7"/>
      <text:p text:style-name="P7">DEPARTAMENTO</text:p>
      <text:p text:style-name="P7"/>
      <text:p text:style-name="P8">El departamento que se indica a continuación establece su compromiso de colaboración en el desarrollo de este proyecto.</text:p>
      <text:list xml:id="list2869126600306646792" text:style-name="L7">
        <text:list-item>
          <text:p text:style-name="P35">Centro: <text:span text:style-name="T18">IES Haría</text:span><text:tab/><text:tab/> <text:tab/>Código de identificación: <text:span text:style-name="T18">35009206</text:span></text:p>
        </text:list-item>
        <text:list-item>
          <text:p text:style-name="P35">Director/a: <text:span text:style-name="T18">Enrique Pérez Coll</text:span><text:tab/><text:tab/><text:tab/><text:span text:style-name="T20">NIF: </text:span><text:tab/></text:p>
        </text:list-item>
        <text:list-item>
          <text:p text:style-name="P35">Departamento: <text:span text:style-name="T18">Informática</text:span> </text:p>
        </text:list-item>
        <text:list-item>
          <text:p text:style-name="P35">Jefe/a de departamento: <text:span text:style-name="T18">Iván Chillón García</text:span><text:tab/><text:span text:style-name="T20">NIF: 43799638w</text:span><text:tab/></text:p>
        </text:list-item>
      </text:list>
      <text:p text:style-name="P19"/>
      <text:p text:style-name="P8"/>
      <text:p text:style-name="P8"/>
      <text:p text:style-name="P19"/>
      <text:p text:style-name="P8"/>
      <text:p text:style-name="P8"/>
      <text:p text:style-name="P8"/>
      <text:p text:style-name="P9">En <text:span text:style-name="T20">Haría</text:span> a <text:span text:style-name="T20">7</text:span> de <text:span text:style-name="T20">junio</text:span> de 2017</text:p>
      <text:p text:style-name="P8"/>
      <text:p text:style-name="P8"/>
      <text:p text:style-name="P8"/>
      <text:p text:style-name="P8">VºBº El Director del centro<text:tab/><text:tab/><text:tab/><text:tab/>Jefe de Departamento</text:p>
      <text:p text:style-name="P8"/>
      <text:p text:style-name="P8"/>
      <text:p text:style-name="P8"><text:tab/><text:tab/> <text:s text:c="4"/><text:tab/></text:p>
      <text:p text:style-name="P8"/>
      <text:p text:style-name="P8"/>
      <text:p text:style-name="P8"/>
      <text:p text:style-name="P8">Fdo: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ANEXO VI</text:p>
      <text:p text:style-name="P14">CONVOCATORIA PARA EL DESARROLLO DE PROYECTOS/TALLERES DE INNOVACIÓN </text:p>
      <text:p text:style-name="P15">EN FORMACIÓN PROFESIONAL DENTRO DEL PROYECTO ENLAZA</text:p>
      <text:p text:style-name="P2"/>
      <text:p text:style-name="P5">PARTICIPACIÓN/COLABORACIÓN DE EMPRESAS EN EL PROYECTO</text:p>
      <text:p text:style-name="P3"/>
      <text:p text:style-name="P3"/>
      <text:p text:style-name="P13"><text:s/>IDENTIFICACIÓN DEL PROYECTO</text:p>
      <text:list xml:id="list3120660466760150112" text:style-name="L8">
        <text:list-item>
          <text:p text:style-name="P43">Denominación del proyecto: <text:span text:style-name="T11">Enlaza-Reconecta</text:span></text:p>
        </text:list-item>
        <text:list-item>
          <text:p text:style-name="P48">Centro:<text:tab/><text:span text:style-name="T11">IES Siete Palmas</text:span><text:tab/><text:tab/><text:tab/><text:tab/></text:p>
        </text:list-item>
        <text:list-item>
          <text:p text:style-name="P48">Familia profesional: <text:span text:style-name="T11">Informática y Comunicaciones</text:span></text:p>
        </text:list-item>
        <text:list-item>
          <text:p text:style-name="P48">Profesor/a responsable: <text:span text:style-name="T11">Daniel Peña Hernández</text:span></text:p>
        </text:list-item>
      </text:list>
      <text:p text:style-name="P7"/>
      <text:p text:style-name="P7"/>
      <text:p text:style-name="P7">EMPRESAS</text:p>
      <text:p text:style-name="P7"/>
      <text:p text:style-name="P8">La empresa que se indica a continuación establece su compromiso de colaboración en el desarrollo de este proyecto.</text:p>
      <text:list xml:id="list6549335492851962066" text:style-name="L9">
        <text:list-item>
          <text:p text:style-name="P36">Nombre empresa:<text:tab/><text:tab/><text:tab/><text:tab/>CIF:</text:p>
        </text:list-item>
        <text:list-item>
          <text:p text:style-name="P36">Nombre responsable:<text:tab/><text:tab/><text:tab/><text:tab/>NIF:</text:p>
        </text:list-item>
        <text:list-item>
          <text:p text:style-name="P36">Cargo en la empresa:</text:p>
        </text:list-item>
      </text:list>
      <text:p text:style-name="P19"/>
      <text:p text:style-name="P8"/>
      <text:p text:style-name="P8"/>
      <text:p text:style-name="P8"/>
      <text:p text:style-name="P8"/>
      <text:p text:style-name="P9">En …………………………………..……….., a ……..... de …………………..………..…. de 2017</text:p>
      <text:p text:style-name="P8"/>
      <text:p text:style-name="P8"/>
      <text:p text:style-name="P8">(firma y sello del responsable de la entidad)</text:p>
      <text:p text:style-name="P8"/>
      <text:p text:style-name="P8"/>
      <text:p text:style-name="P8"/>
      <text:p text:style-name="P8"/>
      <text:p text:style-name="P8"/>
      <text:p text:style-name="P8"/>
      <text:p text:style-name="P8">Fdo: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2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style:class="extra"/>
    <style:style style:name="paragraph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fo:color="#00000a" fo:hyphenate="true" fo:hyphenation-remain-char-count="2" fo:hyphenation-push-char-count="2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itular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/>
    </style:style>
    <style:style style:name="Títul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bold" style:font-size-asian="18pt" style:font-style-asian="normal" style:font-weight-asian="bold"/>
    </style:style>
    <style:style style:name="Títul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14pt" fo:font-style="italic" fo:text-shadow="none" style:text-underline-style="none" fo:font-weight="bold" style:font-size-asian="14pt" style:font-style-asian="italic" style:font-weight-asian="bold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/>
    </style:style>
    <style:style style:name="prs-strategy_7e_LT_7e_Gliederung_20_1" style:display-name="prs-strategy~LT~Gliederung 1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e6e6e6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s-strategy_7e_LT_7e_Gliederung_20_2" style:display-name="prs-strategy~LT~Gliederung 2" style:family="paragraph" style:parent-style-name="prs-strategy_7e_LT_7e_Gliederung_20_1" style:default-outline-level="">
      <style:paragraph-properties fo:margin-left="0cm" fo:margin-right="0cm" fo:margin-top="0cm" fo:margin-bottom="0cm" loext:contextual-spacing="false" fo:text-align="start" style:justify-single-word="false" fo:text-indent="-1.199cm" style:auto-text-indent="false"/>
      <style:text-properties fo:color="#e6e6e6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prs-strategy_7e_LT_7e_Gliederung_20_3" style:display-name="prs-strategy~LT~Gliederung 3" style:family="paragraph" style:parent-style-name="prs-strategy_7e_LT_7e_Gliederung_20_2" style:default-outline-level="">
      <style:paragraph-properties fo:margin-left="0cm" fo:margin-right="0cm" fo:margin-top="0cm" fo:margin-bottom="0cm" loext:contextual-spacing="false" fo:text-align="start" style:justify-single-word="false" fo:text-indent="-1.199cm" style:auto-text-indent="false"/>
      <style:text-properties fo:color="#e6e6e6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prs-strategy_7e_LT_7e_Gliederung_20_4" style:display-name="prs-strategy~LT~Gliederung 4" style:family="paragraph" style:parent-style-name="prs-strategy_7e_LT_7e_Gliederung_20_3" style:default-outline-level="">
      <style:paragraph-properties fo:margin-left="0cm" fo:margin-right="0cm" fo:margin-top="0cm" fo:margin-bottom="0cm" loext:contextual-spacing="false" fo:text-align="start" style:justify-single-word="false" fo:text-indent="-1.199cm" style:auto-text-indent="false"/>
      <style:text-properties fo:color="#e6e6e6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prs-strategy_7e_LT_7e_Gliederung_20_5" style:display-name="prs-strategy~LT~Gliederung 5" style:family="paragraph" style:parent-style-name="prs-strategy_7e_LT_7e_Gliederung_20_4" style:default-outline-level="">
      <style:paragraph-properties fo:margin-left="0cm" fo:margin-right="0cm" fo:margin-top="0cm" fo:margin-bottom="0cm" loext:contextual-spacing="false" fo:text-align="start" style:justify-single-word="false" fo:text-indent="-1.199cm" style:auto-text-indent="false"/>
      <style:text-properties fo:color="#99cc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prs-strategy_7e_LT_7e_Gliederung_20_6" style:display-name="prs-strategy~LT~Gliederung 6" style:family="paragraph" style:parent-style-name="prs-strategy_7e_LT_7e_Gliederung_20_5" style:default-outline-level="">
      <style:paragraph-properties fo:margin-left="0cm" fo:margin-right="0cm" fo:margin-top="0cm" fo:margin-bottom="0cm" loext:contextual-spacing="false" fo:text-align="start" style:justify-single-word="false" fo:text-indent="-1.199cm" style:auto-text-indent="false"/>
      <style:text-properties fo:color="#99cc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prs-strategy_7e_LT_7e_Gliederung_20_7" style:display-name="prs-strategy~LT~Gliederung 7" style:family="paragraph" style:parent-style-name="prs-strategy_7e_LT_7e_Gliederung_20_6" style:default-outline-level="">
      <style:paragraph-properties fo:margin-left="0cm" fo:margin-right="0cm" fo:margin-top="0cm" fo:margin-bottom="0cm" loext:contextual-spacing="false" fo:text-align="start" style:justify-single-word="false" fo:text-indent="-1.199cm" style:auto-text-indent="false"/>
      <style:text-properties fo:color="#99cc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prs-strategy_7e_LT_7e_Gliederung_20_8" style:display-name="prs-strategy~LT~Gliederung 8" style:family="paragraph" style:parent-style-name="prs-strategy_7e_LT_7e_Gliederung_20_7" style:default-outline-level="">
      <style:paragraph-properties fo:margin-left="0cm" fo:margin-right="0cm" fo:margin-top="0cm" fo:margin-bottom="0cm" loext:contextual-spacing="false" fo:text-align="start" style:justify-single-word="false" fo:text-indent="-1.199cm" style:auto-text-indent="false"/>
      <style:text-properties fo:color="#99cc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prs-strategy_7e_LT_7e_Gliederung_20_9" style:display-name="prs-strategy~LT~Gliederung 9" style:family="paragraph" style:parent-style-name="prs-strategy_7e_LT_7e_Gliederung_20_8" style:default-outline-level="">
      <style:paragraph-properties fo:margin-left="0cm" fo:margin-right="0cm" fo:margin-top="0cm" fo:margin-bottom="0cm" loext:contextual-spacing="false" fo:text-align="start" style:justify-single-word="false" fo:text-indent="-1.199cm" style:auto-text-indent="false"/>
      <style:text-properties fo:color="#99cc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prs-strategy_7e_LT_7e_Titel" style:display-name="prs-strategy~LT~Titel" style:family="paragraph" style:default-outline-level="">
      <style:paragraph-properties fo:text-align="center" style:justify-single-word="false" fo:orphans="2" fo:widows="2" style:writing-mode="lr-tb"/>
      <style:text-properties fo:color="#e6e6e6" style:text-outline="false" style:text-line-through-style="none" style:text-line-through-type="none" style:font-name="Albany" fo:font-family="Albany" style:font-family-generic="roman" style:font-pitch="variable" fo:font-size="24pt" fo:font-style="italic" fo:text-shadow="none" style:text-underline-style="none" fo:font-weight="bold" style:font-name-asian="Tahoma" style:font-family-asian="Tahoma" style:font-family-generic-asian="system" style:font-pitch-asian="variable" style:font-size-asian="24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rs-strategy_7e_LT_7e_Untertitel" style:display-name="prs-strateg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s-strategy_7e_LT_7e_Notizen" style:display-name="prs-strategy~LT~Notizen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s-strategy_7e_LT_7e_Hintergrundobjekte" style:display-name="prs-strategy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s-strategy_7e_LT_7e_Hintergrund" style:display-name="prs-strateg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Esquema_20_1" style:display-name="Esquema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Esquema_20_2" style:display-name="Esquema 2" style:family="paragraph" style:parent-style-name="Esquema_20_1" style:default-outline-level="">
      <style:paragraph-properties fo:margin-left="2.401cm" fo:margin-right="0cm" fo:margin-top="0cm" fo:margin-bottom="0.4cm" loext:contextual-spacing="false" fo:text-align="start" style:justify-single-word="false" fo:text-indent="-0.801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Esquema_20_3" style:display-name="Esquema 3" style:family="paragraph" style:parent-style-name="Esquema_20_2" style:default-outline-level="">
      <style:paragraph-properties fo:margin-left="3.6cm" fo:margin-right="0cm" fo:margin-top="0cm" fo:margin-bottom="0.3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Esquema_20_4" style:display-name="Esquema 4" style:family="paragraph" style:parent-style-name="Esquema_20_3" style:default-outline-level="">
      <style:paragraph-properties fo:margin-left="4.8cm" fo:margin-right="0cm" fo:margin-top="0cm" fo:margin-bottom="0.199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Esquema_20_5" style:display-name="Esquema 5" style:family="paragraph" style:parent-style-name="Esquema_20_4" style:default-outline-level="">
      <style:paragraph-properties fo:margin-left="6.001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Esquema_20_6" style:display-name="Esquema 6" style:family="paragraph" style:parent-style-name="Esquema_20_5" style:default-outline-level="">
      <style:paragraph-properties fo:margin-left="7.2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Esquema_20_7" style:display-name="Esquema 7" style:family="paragraph" style:parent-style-name="Esquema_20_6" style:default-outline-level="">
      <style:paragraph-properties fo:margin-left="8.4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Esquema_20_8" style:display-name="Esquema 8" style:family="paragraph" style:parent-style-name="Esquema_20_7" style:default-outline-level="">
      <style:paragraph-properties fo:margin-left="9.601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Esquema_20_9" style:display-name="Esquema 9" style:family="paragraph" style:parent-style-name="Esquema_20_8" style:default-outline-level="">
      <style:paragraph-properties fo:margin-left="10.8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to_20_no_20_tiene_20_relleno_20_o_20_lineas" style:display-name="Objeto no tiene relleno o linea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Símbolos_20_de_20_numeración" style:display-name="Símbolos de numeració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ñeta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81" style:display-name="ListLabel 28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80" style:display-name="ListLabel 280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79" style:display-name="ListLabel 279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78" style:display-name="ListLabel 278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77" style:display-name="ListLabel 277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76" style:display-name="ListLabel 276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75" style:display-name="ListLabel 275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274" style:display-name="ListLabel 274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1pt" fo:font-weight="bold" style:font-name-asian="Tahoma" style:font-family-asian="Tahoma" style:font-family-generic-asian="system" style:font-pitch-asian="variable" style:font-size-asian="11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stLabel_20_273" style:display-name="ListLabel 273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ncla_20_de_20_nota_20_al_20_pie" style:display-name="Ancla de nota al pi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acteres_20_de_20_nota_20_al_20_pie" style:display-name="Caracteres de nota al pi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4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3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2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1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0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8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7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7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7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7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7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7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1pt" fo:font-style="italic" style:font-name-asian="Tahoma" style:font-family-asian="Tahoma" style:font-family-generic-asian="system" style:font-pitch-asian="variable" style:font-size-asian="11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font-weight="bold" style:font-name-asian="Tahoma" style:font-family-asian="Tahoma" style:font-family-generic-asian="system" style:font-pitch-asian="variable" style:font-size-asian="11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ahoma" style:font-family-asian="Tahoma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WW8Num2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9pt" style:font-name-asian="Tahoma" style:font-family-asian="Tahoma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2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9pt" style:font-name-asian="Tahoma" style:font-family-asian="Tahoma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6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4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3pt" style:font-name-asian="Tahoma" style:font-family-asian="Tahoma" style:font-family-generic-asian="system" style:font-pitch-asian="variable" style:font-size-asian="13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3pt" fo:font-weight="bold" style:font-name-asian="Tahoma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3pt" fo:font-weight="bold" style:font-name-asian="Tahoma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3pt" style:font-name-asian="Tahoma" style:font-family-asian="Tahoma" style:font-family-generic-asian="system" style:font-pitch-asian="variable" style:font-size-asian="13pt" style:font-name-complex="Liberation Sans1" style:font-family-complex="'Liberation Sans'" style:font-family-generic-complex="system" style:font-pitch-complex="variable" style:font-size-complex="12pt"/>
    </style:style>
    <style:style style:name="lyt-cool_7e_LT_7e_Gliederung_20_1" style:display-name="lyt-cool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lyt-cool_7e_LT_7e_Gliederung_20_2" style:display-name="lyt-cool~LT~Gliederung 2" style:family="paragraph" style:parent-style-name="lyt-cool_7e_LT_7e_Gliederung_20_1" style:default-outline-level="">
      <style:paragraph-properties fo:margin-left="2.401cm" fo:margin-right="0cm" fo:margin-top="0cm" fo:margin-bottom="0.4cm" loext:contextual-spacing="false" fo:text-align="start" style:justify-single-word="false" fo:text-indent="-0.801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3" style:display-name="lyt-cool~LT~Gliederung 3" style:family="paragraph" style:parent-style-name="lyt-cool_7e_LT_7e_Gliederung_20_2" style:default-outline-level="">
      <style:paragraph-properties fo:margin-left="3.6cm" fo:margin-right="0cm" fo:margin-top="0cm" fo:margin-bottom="0.3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4" style:display-name="lyt-cool~LT~Gliederung 4" style:family="paragraph" style:parent-style-name="lyt-cool_7e_LT_7e_Gliederung_20_3" style:default-outline-level="">
      <style:paragraph-properties fo:margin-left="4.8cm" fo:margin-right="0cm" fo:margin-top="0cm" fo:margin-bottom="0.199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5" style:display-name="lyt-cool~LT~Gliederung 5" style:family="paragraph" style:parent-style-name="lyt-cool_7e_LT_7e_Gliederung_20_4" style:default-outline-level="">
      <style:paragraph-properties fo:margin-left="6.001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6" style:display-name="lyt-cool~LT~Gliederung 6" style:family="paragraph" style:parent-style-name="lyt-cool_7e_LT_7e_Gliederung_20_5" style:default-outline-level="">
      <style:paragraph-properties fo:margin-left="7.2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7" style:display-name="lyt-cool~LT~Gliederung 7" style:family="paragraph" style:parent-style-name="lyt-cool_7e_LT_7e_Gliederung_20_6" style:default-outline-level="">
      <style:paragraph-properties fo:margin-left="8.4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8" style:display-name="lyt-cool~LT~Gliederung 8" style:family="paragraph" style:parent-style-name="lyt-cool_7e_LT_7e_Gliederung_20_7" style:default-outline-level="">
      <style:paragraph-properties fo:margin-left="9.601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Gliederung_20_9" style:display-name="lyt-cool~LT~Gliederung 9" style:family="paragraph" style:parent-style-name="lyt-cool_7e_LT_7e_Gliederung_20_8" style:default-outline-level="">
      <style:paragraph-properties fo:margin-left="10.8cm" fo:margin-right="0cm" fo:margin-top="0cm" fo:margin-bottom="0.101cm" loext:contextual-spacing="false" fo:text-align="start" style:justify-single-word="false" fo:text-indent="-0.6cm" style:auto-text-indent="false"/>
      <style:text-properties fo:color="#00000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lyt-cool_7e_LT_7e_Titel" style:display-name="lyt-cool~LT~Titel" style:family="paragraph" style:default-outline-level="">
      <style:paragraph-properties fo:text-align="center" style:justify-single-word="false" fo:orphans="2" fo:widows="2" style:writing-mode="lr-tb"/>
      <style:text-properties fo:color="#333333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bold" style:font-name-asian="Tahoma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yt-cool_7e_LT_7e_Untertitel" style:display-name="lyt-cool~LT~Untertitel" style:family="paragraph" style:default-outline-level="">
      <style:paragraph-properties fo:margin-left="0.6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lyt-cool_7e_LT_7e_Notizen" style:display-name="lyt-cool~LT~Notizen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lyt-cool_7e_LT_7e_Hintergrundobjekte" style:display-name="lyt-cool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ool_7e_LT_7e_Hintergrund" style:display-name="lyt-coo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size="11pt" style:font-size-asian="10pt" style:font-name-complex="Cambria" style:font-family-complex="Cambria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eop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fo:font-size="9pt" fo:background-color="transparent" loext:char-shading-value="0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2.021cm" fo:margin-right="1.78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n1" text:anchor-type="paragraph" svg:x="13.462cm" svg:y="-0.769cm" svg:width="2.91cm" svg:height="1.392cm" draw:z-index="5"><draw:image xlink:href="Pictures/10000000000001C0000000D610AA638122F39CDA.png" xlink:type="simple" xlink:show="embed" xlink:actuate="onLoad"/></draw:frame></text:p>
        <text:p text:style-name="Standard"/>
      </style:header>
      <style:header-left>
        <text:p text:style-name="Standard"><draw:frame draw:style-name="Mfr1" draw:name="Imagen2" text:anchor-type="paragraph" svg:x="13.462cm" svg:y="-0.766cm" svg:width="2.91cm" svg:height="1.392cm" draw:z-index="2"><draw:image xlink:href="Pictures/10000000000001C0000000D610AA638122F39CDA.png" xlink:type="simple" xlink:show="embed" xlink:actuate="onLoad"/></draw:frame></text:p>
        <text:p text:style-name="Standard"/>
      </style:header-left>
      <style:footer>
        <text:p text:style-name="MP1"><text:span text:style-name="MT1"><text:s/></text:span><text:tab/><text:tab/></text:p>
      </style:footer>
    </style:master-page>
    <style:master-page style:name="HTML" style:page-layout-name="Mpm2">
      <style:footer>
        <text:p text:style-name="Footer"/>
      </style:footer>
    </style:master-page>
    <style:master-page style:name="Converted2" style:page-layout-name="Mpm3"/>
    <style:master-page style:name="Converted4" style:page-layout-name="Mpm3"/>
    <style:master-page style:name="Converted6" style:page-layout-name="Mpm3"/>
    <style:master-page style:name="Converted8" style:page-layout-name="Mpm3"/>
    <style:master-page style:name="Converted10" style:page-layout-name="Mpm3"/>
    <style:master-page style:name="Converted12" style:page-layout-name="Mpm3"/>
    <style:master-page style:name="Converted14" style:page-layout-name="Mpm3"/>
    <style:master-page style:name="Converted16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8:12:44.801000000</meta:creation-date>
    <meta:editing-duration>PT8H44M47S</meta:editing-duration>
    <meta:editing-cycles>62</meta:editing-cycles>
    <meta:generator>LibreOffice/5.1.6.2$Linux_X86_64 LibreOffice_project/10m0$Build-2</meta:generator>
    <dc:date>2017-06-07T09:06:03.002184102</dc:date>
    <meta:print-date>2017-06-07T09:04:51.601710156</meta:print-date>
    <meta:document-statistic meta:table-count="1" meta:image-count="2" meta:object-count="2" meta:page-count="6" meta:paragraph-count="124" meta:word-count="755" meta:character-count="5056" meta:non-whitespace-character-count="43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9mm" fo:break-before="auto" style:use-optimal-row-height="false"/>
    </style:style>
    <style:style style:name="ro3" style:family="table-row">
      <style:table-row-properties style:row-height="2.8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2.37mm" fo:break-before="auto" style:use-optimal-row-height="fals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3.6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2.47mm" fo:break-before="auto" style:use-optimal-row-height="false"/>
    </style:style>
    <style:style style:name="ro10" style:family="table-row">
      <style:table-row-properties style:row-height="25.24mm" fo:break-before="auto" style:use-optimal-row-height="false"/>
    </style:style>
    <style:style style:name="ro11" style:family="table-row">
      <style:table-row-properties style:row-height="3.85mm" fo:break-before="auto" style:use-optimal-row-height="false"/>
    </style:style>
    <style:style style:name="ro12" style:family="table-row">
      <style:table-row-properties style:row-height="2.31mm" fo:break-before="auto" style:use-optimal-row-height="false"/>
    </style:style>
    <style:style style:name="ro13" style:family="table-row">
      <style:table-row-properties style:row-height="17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66ffff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text-position="" fo:font-size="11pt" style:font-size-asian="11pt" style:font-size-complex="11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eeeee" style:diagonal-bl-tr="none" style:diagonal-tl-br="none" fo:wrap-option="wrap" fo:border="1.76pt solid #000000" fo:padding="0.71mm" style:rotation-align="none"/>
      <style:text-properties style:text-position="" fo:font-size="11pt" style:font-size-asian="11pt" style:font-size-complex="11pt"/>
    </style:style>
    <style:style style:name="ce2" style:family="table-cell" style:parent-style-name="Default">
      <style:table-cell-properties fo:wrap-option="wrap" fo:padding="0.71mm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 fo:font-size="12pt" style:font-size-asian="12pt" style:font-size-complex="12pt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fo:wrap-option="wrap" fo:padding="0.71mm"/>
      <style:text-properties style:text-position="" fo:font-size="9pt" style:font-size-asian="9pt" style:font-size-complex="9pt"/>
    </style:style>
    <style:style style:name="ce8" style:family="table-cell" style:parent-style-name="Default"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glyph-orientation-vertical="0" fo:background-color="#66ffff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wrap-option="wrap" fo:padding="0.71mm"/>
      <style:text-properties fo:font-size="11pt" style:font-size-asian="11pt" style:font-size-complex="11pt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22" style:family="table-cell" style:parent-style-name="Default">
      <style:table-cell-properties fo:wrap-option="wrap" fo:padding="0.71mm"/>
      <style:text-properties fo:font-size="9pt" style:font-size-asian="9pt" style:font-size-complex="9pt"/>
    </style:style>
    <style:style style:name="ce23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eeeeee" style:diagonal-bl-tr="none" style:diagonal-tl-br="none" fo:wrap-option="wrap" fo:border="1.76pt solid #000000" fo:padding="0.71mm" style:rotation-align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y-Innov Valoración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2" table:number-columns-repeated="2" table:default-cell-style-name="ce17"/>
        <table:table-column table:style-name="co2" table:number-columns-repeated="6" table:default-cell-style-name="Default"/>
        <table:table-row table:style-name="ro1" table:number-rows-repeated="4">
          <table:table-cell table:number-columns-repeated="13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6" office:value-type="string" calcext:value-type="string" table:number-columns-spanned="12" table:number-rows-spanned="1">
            <text:p>1. Grado de Innovación que aporta el proyecto</text:p>
          </table:table-cell>
          <table:covered-table-cell table:number-columns-repeated="11" table:style-name="ce17"/>
          <table:table-cell table:number-columns-repeated="2"/>
          <table:table-cell table:style-name="ce24" office:value-type="string" calcext:value-type="string" table:number-columns-spanned="5" table:number-rows-spanned="1">
            <text:p>Puntuación:</text:p>
          </table:table-cell>
          <table:covered-table-cell table:style-name="ce24"/>
          <table:covered-table-cell table:style-name="ce25"/>
          <table:covered-table-cell table:number-columns-repeated="2" table:style-name="ce17"/>
          <table:table-cell table:style-name="ce27"/>
        </table:table-row>
        <table:table-row table:style-name="ro3">
          <table:table-cell/>
          <table:table-cell table:style-name="ce17" table:number-columns-repeated="12"/>
          <table:table-cell table:number-columns-repeated="2"/>
          <table:table-cell table:style-name="ce17" table:number-columns-repeated="6"/>
        </table:table-row>
        <table:table-row table:style-name="ro4">
          <table:table-cell/>
          <table:table-cell table:style-name="ce18" office:value-type="string" calcext:value-type="string" table:number-columns-spanned="4" table:number-rows-spanned="1">
            <text:p>Nada significativa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Poco significativa</text:p>
          </table:table-cell>
          <table:covered-table-cell table:number-columns-repeated="3" table:style-name="ce23"/>
          <table:table-cell table:style-name="ce18" office:value-type="string" calcext:value-type="string" table:number-columns-spanned="4" table:number-rows-spanned="1">
            <text:p>Bastante significativa</text:p>
          </table:table-cell>
          <table:covered-table-cell table:number-columns-repeated="3" table:style-name="ce23"/>
          <table:table-cell table:style-name="ce18" office:value-type="string" calcext:value-type="string" table:number-columns-spanned="4" table:number-rows-spanned="1">
            <text:p>Muy significativa</text:p>
          </table:table-cell>
          <table:covered-table-cell table:number-columns-repeated="3" table:style-name="ce23"/>
          <table:table-cell table:style-name="ce18" office:value-type="string" calcext:value-type="string" table:number-columns-spanned="4" table:number-rows-spanned="1">
            <text:p>Indispensable</text:p>
          </table:table-cell>
          <table:covered-table-cell table:number-columns-repeated="3" table:style-name="ce23"/>
        </table:table-row>
        <table:table-row table:style-name="ro5">
          <table:table-cell/>
          <table:table-cell table:style-name="ce19" office:value-type="string" calcext:value-type="string" table:number-columns-spanned="4" table:number-rows-spanned="1">
            <text:p>No aportada nada <text:s/>significativo a lo que actualmente se realiza.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La innovación que aporta es poco significativa a lo que actualmente se realiza.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El cambio innovador que aporta es bastante significativo y es interesante su aplicación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El cambio innovador es muy significativo y se puede considerar necesario para el sector.</text:p>
          </table:table-cell>
          <table:covered-table-cell table:style-name="Default"/>
          <table:covered-table-cell table:number-columns-repeated="2"/>
          <table:table-cell table:style-name="ce19" office:value-type="string" calcext:value-type="string" table:number-columns-spanned="4" table:number-rows-spanned="1">
            <text:p>El cambio innovador que aporta es indispensable por la importancia que tiene en el sector</text:p>
          </table:table-cell>
          <table:covered-table-cell table:number-columns-repeated="3"/>
        </table:table-row>
        <table:table-row table:style-name="ro6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7">
          <table:table-cell/>
          <table:table-cell table:style-name="ce21" table:number-columns-repeated="9"/>
          <table:table-cell table:style-name="ce17" table:number-columns-repeated="3"/>
          <table:table-cell table:number-columns-repeated="2"/>
          <table:table-cell table:style-name="ce17" table:number-columns-repeated="6"/>
        </table:table-row>
        <table:table-row table:style-name="ro8">
          <table:table-cell/>
          <table:table-cell table:style-name="ce16" office:value-type="string" calcext:value-type="string" table:number-columns-spanned="12" table:number-rows-spanned="1">
            <text:p>2. Alcance del proyecto</text:p>
          </table:table-cell>
          <table:covered-table-cell table:number-columns-repeated="11" table:style-name="ce17"/>
          <table:table-cell table:number-columns-repeated="2"/>
          <table:table-cell table:style-name="ce24" office:value-type="string" calcext:value-type="string" table:number-columns-spanned="5" table:number-rows-spanned="1">
            <text:p>Puntuación:</text:p>
          </table:table-cell>
          <table:covered-table-cell table:style-name="ce24"/>
          <table:covered-table-cell table:style-name="ce25"/>
          <table:covered-table-cell table:number-columns-repeated="2" table:style-name="ce17"/>
          <table:table-cell table:style-name="ce27"/>
        </table:table-row>
        <table:table-row table:style-name="ro9">
          <table:table-cell/>
          <table:table-cell table:style-name="ce17" table:number-columns-repeated="12"/>
          <table:table-cell table:number-columns-repeated="2"/>
          <table:table-cell table:style-name="ce17" table:number-columns-repeated="6"/>
        </table:table-row>
        <table:table-row table:style-name="ro4">
          <table:table-cell/>
          <table:table-cell table:style-name="ce18" office:value-type="string" calcext:value-type="string" table:number-columns-spanned="4" table:number-rows-spanned="1">
            <text:p>Aula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epartamento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Centro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Familia profesional</text:p>
          </table:table-cell>
          <table:covered-table-cell table:number-columns-repeated="3" table:style-name="ce18"/>
          <table:table-cell table:style-name="ce26" office:value-type="string" calcext:value-type="string" table:number-columns-spanned="4" table:number-rows-spanned="1">
            <text:p>Formación profesional</text:p>
          </table:table-cell>
          <table:covered-table-cell table:number-columns-repeated="3" table:style-name="ce26"/>
        </table:table-row>
        <table:table-row table:style-name="ro10">
          <table:table-cell/>
          <table:table-cell table:style-name="ce19" office:value-type="string" calcext:value-type="string" table:number-columns-spanned="4" table:number-rows-spanned="1">
            <text:p>Aplicado a un grupo de alumnos/as, experiencia particular asociada al profesor.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Interesa al profesorado del departamento, se puede exportar al resto de sus enseñanzas.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Interesa a otros departamentos del centro a los que se puede trasladar sus resultados.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Interesa a la familia profesional y por tanto es exportable a otros centros.</text:p>
          </table:table-cell>
          <table:covered-table-cell table:style-name="Default"/>
          <table:covered-table-cell table:number-columns-repeated="2"/>
          <table:table-cell table:style-name="ce19" office:value-type="string" calcext:value-type="string" table:number-columns-spanned="4" table:number-rows-spanned="1">
            <text:p>Es exportable a otras familias profesionales y por tanto de interés para la formación profesional.</text:p>
          </table:table-cell>
          <table:covered-table-cell table:number-columns-repeated="3"/>
        </table:table-row>
        <table:table-row table:style-name="ro6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11">
          <table:table-cell/>
          <table:table-cell table:style-name="ce22" table:number-columns-repeated="20"/>
        </table:table-row>
        <table:table-row table:style-name="ro8">
          <table:table-cell/>
          <table:table-cell table:style-name="ce16" office:value-type="string" calcext:value-type="string" table:number-columns-spanned="12" table:number-rows-spanned="1">
            <text:p>3. Necesidad de la innovación para las enseñanzas de esta familia profesional</text:p>
          </table:table-cell>
          <table:covered-table-cell table:number-columns-repeated="11" table:style-name="ce17"/>
          <table:table-cell table:number-columns-repeated="2"/>
          <table:table-cell table:style-name="ce24" office:value-type="string" calcext:value-type="string" table:number-columns-spanned="5" table:number-rows-spanned="1">
            <text:p>Puntuación:</text:p>
          </table:table-cell>
          <table:covered-table-cell table:style-name="ce24"/>
          <table:covered-table-cell table:style-name="ce25"/>
          <table:covered-table-cell table:number-columns-repeated="2" table:style-name="ce17"/>
          <table:table-cell table:style-name="ce27"/>
        </table:table-row>
        <table:table-row table:style-name="ro12">
          <table:table-cell/>
          <table:table-cell table:style-name="ce17" table:number-columns-repeated="12"/>
          <table:table-cell table:number-columns-repeated="2"/>
          <table:table-cell table:style-name="ce17" table:number-columns-repeated="6"/>
        </table:table-row>
        <table:table-row table:style-name="ro4">
          <table:table-cell/>
          <table:table-cell table:style-name="ce18" office:value-type="string" calcext:value-type="string" table:number-columns-spanned="4" table:number-rows-spanned="1">
            <text:p>Nada necesaria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Poco necesaria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Bastante necesaria</text:p>
          </table:table-cell>
          <table:covered-table-cell table:number-columns-repeated="3" table:style-name="ce23"/>
          <table:table-cell table:style-name="ce18" office:value-type="string" calcext:value-type="string" table:number-columns-spanned="4" table:number-rows-spanned="1">
            <text:p>Muy necesaria</text:p>
          </table:table-cell>
          <table:covered-table-cell table:number-columns-repeated="3" table:style-name="ce23"/>
          <table:table-cell table:style-name="ce18" office:value-type="string" calcext:value-type="string" table:number-columns-spanned="4" table:number-rows-spanned="1">
            <text:p>Indispensable</text:p>
          </table:table-cell>
          <table:covered-table-cell table:number-columns-repeated="3" table:style-name="ce23"/>
        </table:table-row>
        <table:table-row table:style-name="ro13">
          <table:table-cell/>
          <table:table-cell table:style-name="ce19" office:value-type="string" calcext:value-type="string" table:number-columns-spanned="4" table:number-rows-spanned="1">
            <text:p>Apenas tiene aplicación y ya está superada por otras alternativas y soluciones.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Algo necesaria pero hay bastantes alternativas y soluciones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Es bastante necesaria porque hay pocas alternativas.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Es muy necesaria por la importancia que representa.</text:p>
          </table:table-cell>
          <table:covered-table-cell table:style-name="Default"/>
          <table:covered-table-cell table:number-columns-repeated="2"/>
          <table:table-cell table:style-name="ce19" office:value-type="string" calcext:value-type="string" table:number-columns-spanned="4" table:number-rows-spanned="1">
            <text:p>El futuro del sector para por esta innovación</text:p>
          </table:table-cell>
          <table:covered-table-cell table:number-columns-repeated="3"/>
        </table:table-row>
        <table:table-row table:style-name="ro6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0">
      <number:number number:decimal-places="1" loext:min-decimal-places="1"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percentage-style style:name="N137">
      <number:number number:decimal-places="1" loext:min-decimal-places="1" number:min-integer-digits="1"/>
      <number:text>%</number:text>
    </number:percentage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6P0" style:volatile="true">
      <number:number number:decimal-places="2" loext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loext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loext:min-decimal-places="0" number:min-integer-digits="1" number:grouping="true"/>
      <number:text>      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0P2" style:volatile="true">
      <number:text> -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Pts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174P2" style:volatile="true">
      <number:text>-</number:text>
      <number:number number:decimal-places="0" loext:min-decimal-places="0" number:min-integer-digits="0"/>
      <number:text> Pts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loext:min-decimal-places="0" number:min-integer-digits="1" number:grouping="true"/>
      <number:text> Pts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178P2" style:volatile="true">
      <number:text> - Pts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day/>
      <number:text> de </number:text>
      <number:month number:textual="true"/>
      <number:text> de </number:text>
      <number:year/>
    </number:date-style>
    <number:number-style style:name="N18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loext:min-decimal-places="2" number:min-integer-digits="1" number:grouping="true"/>
      <number:text> </number:text>
    </number:number-style>
    <number:number-style style:name="N19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7P2" style:volatile="true"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loext:min-decimal-places="0" number:min-integer-digits="1"/>
    </number:number-style>
    <number:number-style style:name="N202">
      <style:text-properties fo:color="#ff0000"/>
      <number:text>-</number:text>
      <number:number number:decimal-places="0" loext:min-decimal-places="0" number:min-integer-digits="1"/>
      <style:map style:condition="value()&gt;=0" style:apply-style-name="N202P0"/>
    </number:number-style>
    <number:number-style style:name="N203">
      <number:number number:decimal-places="1" loext:min-decimal-places="1" number:min-integer-digits="1" number:grouping="true"/>
    </number:number-style>
    <number:percentage-style style:name="N204">
      <number:number number:decimal-places="2" loext:min-decimal-places="2" number:min-integer-digits="1"/>
      <number:text>%</number:text>
    </number:percentag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es" number:country="ES">
      <number:text> -   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47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47P2" style:volatile="true" number:language="es" number:country="ES">
      <number:text> - € </number:text>
    </number:number-style>
    <number:text-style style:name="N10147" number:language="es" number:country="E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s" number:country="ES">
      <number:minutes number:style="long"/>
      <number:text>:</number:text>
      <number:seconds number:style="long"/>
    </number:time-style>
    <number:time-style style:name="N10157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s" number:country="ES">
      <number:minutes number:style="long"/>
      <number:text>:</number:text>
      <number:seconds number:style="long" number:decimal-places="1"/>
    </number:time-style>
    <number:number-style style:name="N10159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60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1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style:style style:name="Default" style:family="table-cell">
      <style:table-cell-properties fo:padding="0.71mm" style:rotation-align="none" style:vertical-align="bottom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first-page-number="continue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09:20:58.3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2.47mm" fo:break-before="auto" style:use-optimal-row-height="false"/>
    </style:style>
    <style:style style:name="ro4" style:family="table-row">
      <style:table-row-properties style:row-height="6.24mm" fo:break-before="auto" style:use-optimal-row-height="true"/>
    </style:style>
    <style:style style:name="ro5" style:family="table-row">
      <style:table-row-properties style:row-height="22.12mm" fo:break-before="auto" style:use-optimal-row-height="fals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4.07mm" fo:break-before="auto" style:use-optimal-row-height="false"/>
    </style:style>
    <style:style style:name="ro8" style:family="table-row">
      <style:table-row-properties style:row-height="2.8mm" fo:break-before="auto" style:use-optimal-row-height="false"/>
    </style:style>
    <style:style style:name="ro9" style:family="table-row">
      <style:table-row-properties style:row-height="11.78mm" fo:break-before="auto" style:use-optimal-row-height="false"/>
    </style:style>
    <style:style style:name="ro10" style:family="table-row">
      <style:table-row-properties style:row-height="4.74mm" fo:break-before="auto" style:use-optimal-row-height="true"/>
    </style:style>
    <style:style style:name="ro11" style:family="table-row">
      <style:table-row-properties style:row-height="16.83mm" fo:break-before="auto" style:use-optimal-row-height="false"/>
    </style:style>
    <style:style style:name="ro1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66ffff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wrap-option="wrap" fo:padding="0.71mm"/>
      <style:text-properties fo:font-size="11pt" style:font-size-asian="11pt" style:font-size-complex="11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7" style:family="table-cell" style:parent-style-name="Default">
      <style:table-cell-properties fo:wrap-option="wrap" fo:padding="0.71mm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12pt" style:font-size-asian="12pt" style:font-size-complex="12pt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eeeeee" style:diagonal-bl-tr="none" style:diagonal-tl-br="none" fo:wrap-option="wrap" fo:border="1.76pt solid #000000" fo:padding="0.71mm" style:rotation-align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y-Innov Valoración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 table:number-rows-repeated="36">
          <table:table-cell table:number-columns-repeated="21"/>
        </table:table-row>
        <table:table-row table:style-name="ro2">
          <table:table-cell/>
          <table:table-cell table:style-name="ce1" office:value-type="string" calcext:value-type="string" table:number-columns-spanned="12" table:number-rows-spanned="1">
            <text:p>1. Grado de Innovación que aporta el proyecto</text:p>
          </table:table-cell>
          <table:covered-table-cell table:number-columns-repeated="11" table:style-name="ce2"/>
          <table:table-cell table:style-name="ce2" table:number-columns-repeated="2"/>
          <table:table-cell table:style-name="ce12" office:value-type="string" calcext:value-type="string" table:number-columns-spanned="5" table:number-rows-spanned="1">
            <text:p>Puntuación:</text:p>
          </table:table-cell>
          <table:covered-table-cell table:style-name="ce13"/>
          <table:covered-table-cell table:style-name="ce15"/>
          <table:covered-table-cell table:number-columns-repeated="2" table:style-name="ce2"/>
          <table:table-cell table:style-name="ce16"/>
        </table:table-row>
        <table:table-row table:style-name="ro3">
          <table:table-cell/>
          <table:table-cell table:style-name="ce2" table:number-columns-repeated="20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Poca innovación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lguna innovación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Bastante innovación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Mucha innovación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Cambios importantes</text:p>
          </table:table-cell>
          <table:covered-table-cell table:number-columns-repeated="3" table:style-name="ce3"/>
        </table:table-row>
        <table:table-row table:style-name="ro5">
          <table:table-cell/>
          <table:table-cell table:style-name="ce4" office:value-type="string" calcext:value-type="string" table:number-columns-spanned="4" table:number-rows-spanned="1">
            <text:p>Representa un cambio poco <text:s/>innovador y afecta a un sector muy reducido.</text:p>
          </table:table-cell>
          <table:covered-table-cell table:number-columns-repeated="2" table:style-name="ce9"/>
          <table:covered-table-cell table:style-name="ce10"/>
          <table:table-cell table:style-name="ce4" office:value-type="string" calcext:value-type="string" table:number-columns-spanned="4" table:number-rows-spanned="1">
            <text:p>Incorpora cierta innovación y puede interesar a un sector de empresas. 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Incorpora bastantes cambios para un sector de empresas. Interesa que se aplique en formación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Incorpora muchos cambios para un sector de empresas. Interesa que llegue a las empresas.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Incorpora cambios profundos para todo un sector de empresas. Interesa al sector.</text:p>
          </table:table-cell>
          <table:covered-table-cell table:number-columns-repeated="3" table:style-name="ce11"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7">
          <table:table-cell/>
          <table:table-cell table:style-name="ce6" table:number-columns-repeated="9"/>
          <table:table-cell table:style-name="ce2"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2" table:number-rows-spanned="1">
            <text:p>2. Alcance del proyecto</text:p>
          </table:table-cell>
          <table:covered-table-cell table:number-columns-repeated="11" table:style-name="ce2"/>
          <table:table-cell table:style-name="ce2" table:number-columns-repeated="2"/>
          <table:table-cell table:style-name="ce12" office:value-type="string" calcext:value-type="string" table:number-columns-spanned="5" table:number-rows-spanned="1">
            <text:p>Puntuación:</text:p>
          </table:table-cell>
          <table:covered-table-cell table:style-name="ce13"/>
          <table:covered-table-cell table:style-name="ce15"/>
          <table:covered-table-cell table:number-columns-repeated="2" table:style-name="ce2"/>
          <table:table-cell table:style-name="ce16"/>
        </table:table-row>
        <table:table-row table:style-name="ro8">
          <table:table-cell/>
          <table:table-cell table:style-name="ce2" table:number-columns-repeated="20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Pocas empresas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lgunas empresas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Bastantes empresas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Todas las empresas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Sector económico</text:p>
          </table:table-cell>
          <table:covered-table-cell table:number-columns-repeated="3" table:style-name="ce3"/>
        </table:table-row>
        <table:table-row table:style-name="ro9">
          <table:table-cell/>
          <table:table-cell table:style-name="ce4" office:value-type="string" calcext:value-type="string" table:number-columns-spanned="4" table:number-rows-spanned="1">
            <text:p>Interesas a pocas empresas en sectores concretos</text:p>
          </table:table-cell>
          <table:covered-table-cell table:number-columns-repeated="2" table:style-name="ce9"/>
          <table:covered-table-cell table:style-name="ce10"/>
          <table:table-cell table:style-name="ce4" office:value-type="string" calcext:value-type="string" table:number-columns-spanned="4" table:number-rows-spanned="1">
            <text:p>Interesa a algunas empresas </text:p>
          </table:table-cell>
          <table:covered-table-cell table:number-columns-repeated="2" table:style-name="ce9"/>
          <table:covered-table-cell table:style-name="ce10"/>
          <table:table-cell table:style-name="ce4" office:value-type="string" calcext:value-type="string" table:number-columns-spanned="4" table:number-rows-spanned="1">
            <text:p>Interesa a bastantes empresas 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Interesa a muchas empresas.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Interesa a todo un sector económico.</text:p>
          </table:table-cell>
          <table:covered-table-cell table:number-columns-repeated="2" table:style-name="ce9"/>
          <table:covered-table-cell table:style-name="ce10"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0">
          <table:table-cell/>
          <table:table-cell table:style-name="ce7"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12" table:number-rows-spanned="1">
            <text:p>3. Necesidad de la innovación que aporta el proyecto para las empresas del sector</text:p>
          </table:table-cell>
          <table:covered-table-cell table:number-columns-repeated="11" table:style-name="ce7"/>
          <table:table-cell table:style-name="ce7" table:number-columns-repeated="2"/>
          <table:table-cell table:style-name="ce12" office:value-type="string" calcext:value-type="string" table:number-columns-spanned="5" table:number-rows-spanned="1">
            <text:p>Puntuación:</text:p>
          </table:table-cell>
          <table:covered-table-cell table:style-name="ce14"/>
          <table:covered-table-cell table:number-columns-repeated="3" table:style-name="ce7"/>
          <table:table-cell table:style-name="ce16"/>
        </table:table-row>
        <table:table-row table:style-name="ro3">
          <table:table-cell/>
          <table:table-cell table:style-name="ce7" table:number-columns-repeated="20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Nada necesari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Poco necesari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Bastante necesaria</text:p>
          </table:table-cell>
          <table:covered-table-cell table:number-columns-repeated="3" table:style-name="ce11"/>
          <table:table-cell table:style-name="ce3" office:value-type="string" calcext:value-type="string" table:number-columns-spanned="4" table:number-rows-spanned="1">
            <text:p>Muy necesaria</text:p>
          </table:table-cell>
          <table:covered-table-cell table:number-columns-repeated="3" table:style-name="ce11"/>
          <table:table-cell table:style-name="ce3" office:value-type="string" calcext:value-type="string" table:number-columns-spanned="4" table:number-rows-spanned="1">
            <text:p>Indispensable</text:p>
          </table:table-cell>
          <table:covered-table-cell table:number-columns-repeated="3" table:style-name="ce11"/>
        </table:table-row>
        <table:table-row table:style-name="ro11">
          <table:table-cell/>
          <table:table-cell table:style-name="ce4" office:value-type="string" calcext:value-type="string" table:number-columns-spanned="4" table:number-rows-spanned="1">
            <text:p>Apenas tiene aplicación y ya está superada por otras alternativas.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Algo necesaria porque hay bastanteas alternativas en el sector.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Es bastante necesaria porque hay pocas alternativas en el sector.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Es muy necesaria por la importancia que represent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El futuro del sector para por esta innovación</text:p>
          </table:table-cell>
          <table:covered-table-cell table:number-columns-repeated="3"/>
        </table:table-row>
        <table:table-row table:style-name="ro12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0">
      <number:number number:decimal-places="1" loext:min-decimal-places="1"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percentage-style style:name="N137">
      <number:number number:decimal-places="1" loext:min-decimal-places="1" number:min-integer-digits="1"/>
      <number:text>%</number:text>
    </number:percentage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6P0" style:volatile="true">
      <number:number number:decimal-places="2" loext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loext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loext:min-decimal-places="0" number:min-integer-digits="1" number:grouping="true"/>
      <number:text>      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0P2" style:volatile="true">
      <number:text> -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Pts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174P2" style:volatile="true">
      <number:text>-</number:text>
      <number:number number:decimal-places="0" loext:min-decimal-places="0" number:min-integer-digits="0"/>
      <number:text> Pts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loext:min-decimal-places="0" number:min-integer-digits="1" number:grouping="true"/>
      <number:text> Pts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178P2" style:volatile="true">
      <number:text> - Pts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day/>
      <number:text> de </number:text>
      <number:month number:textual="true"/>
      <number:text> de </number:text>
      <number:year/>
    </number:date-style>
    <number:number-style style:name="N18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loext:min-decimal-places="2" number:min-integer-digits="1" number:grouping="true"/>
      <number:text> </number:text>
    </number:number-style>
    <number:number-style style:name="N19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7P2" style:volatile="true"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loext:min-decimal-places="0" number:min-integer-digits="1"/>
    </number:number-style>
    <number:number-style style:name="N202">
      <style:text-properties fo:color="#ff0000"/>
      <number:text>-</number:text>
      <number:number number:decimal-places="0" loext:min-decimal-places="0" number:min-integer-digits="1"/>
      <style:map style:condition="value()&gt;=0" style:apply-style-name="N202P0"/>
    </number:number-style>
    <number:number-style style:name="N203">
      <number:number number:decimal-places="1" loext:min-decimal-places="1" number:min-integer-digits="1" number:grouping="true"/>
    </number:number-style>
    <number:percentage-style style:name="N204">
      <number:number number:decimal-places="2" loext:min-decimal-places="2" number:min-integer-digits="1"/>
      <number:text>%</number:text>
    </number:percentag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es" number:country="ES">
      <number:text> -   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47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47P2" style:volatile="true" number:language="es" number:country="ES">
      <number:text> - € </number:text>
    </number:number-style>
    <number:text-style style:name="N10147" number:language="es" number:country="E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s" number:country="ES">
      <number:minutes number:style="long"/>
      <number:text>:</number:text>
      <number:seconds number:style="long"/>
    </number:time-style>
    <number:time-style style:name="N10157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s" number:country="ES">
      <number:minutes number:style="long"/>
      <number:text>:</number:text>
      <number:seconds number:style="long" number:decimal-places="1"/>
    </number:time-style>
    <number:number-style style:name="N10159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60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1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style:style style:name="Default" style:family="table-cell">
      <style:table-cell-properties fo:padding="0.71mm" style:rotation-align="none" style:vertical-align="bottom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first-page-number="continue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09:25:39.6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